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761" officeooo:paragraph-rsid="0001c761"/>
    </style:style>
    <style:style style:name="P2" style:family="paragraph" style:parent-style-name="Standard">
      <style:text-properties officeooo:rsid="0001e27a" officeooo:paragraph-rsid="0001e27a"/>
    </style:style>
    <style:style style:name="P3" style:family="paragraph" style:parent-style-name="Standard">
      <style:text-properties officeooo:rsid="0001e27a" officeooo:paragraph-rsid="00069c2f"/>
    </style:style>
    <style:style style:name="P4" style:family="paragraph" style:parent-style-name="Standard">
      <style:text-properties officeooo:rsid="0003a1a1" officeooo:paragraph-rsid="0003a1a1"/>
    </style:style>
    <style:style style:name="P5" style:family="paragraph" style:parent-style-name="Standard">
      <style:text-properties officeooo:rsid="00052e1a" officeooo:paragraph-rsid="0001e27a"/>
    </style:style>
    <style:style style:name="P6" style:family="paragraph" style:parent-style-name="Standard">
      <style:text-properties officeooo:rsid="00052e1a" officeooo:paragraph-rsid="00052e1a"/>
    </style:style>
    <style:style style:name="P7" style:family="paragraph" style:parent-style-name="Standard">
      <style:text-properties officeooo:rsid="00052e1a" officeooo:paragraph-rsid="00069c2f"/>
    </style:style>
    <style:style style:name="P8" style:family="paragraph" style:parent-style-name="Standard">
      <style:text-properties officeooo:rsid="00069c2f" officeooo:paragraph-rsid="00069c2f"/>
    </style:style>
    <style:style style:name="P9" style:family="paragraph" style:parent-style-name="Standard">
      <style:text-properties officeooo:rsid="00069c2f" officeooo:paragraph-rsid="00069c2f"/>
    </style:style>
    <style:style style:name="P10" style:family="paragraph" style:parent-style-name="Standard">
      <style:text-properties officeooo:rsid="000788f6" officeooo:paragraph-rsid="000788f6"/>
    </style:style>
    <style:style style:name="T1" style:family="text">
      <style:text-properties officeooo:rsid="00052e1a"/>
    </style:style>
    <style:style style:name="T2" style:family="text">
      <style:text-properties officeooo:rsid="0001e27a"/>
    </style:style>
    <style:style style:name="T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rive at the graveyard, here you meet an old man</text:p>
      <text:p text:style-name="P1">“Greetings my armored friend, what are you doing out here at this time of the night? Are you here to rob graves hehe?”</text:p>
      <text:p text:style-name="P1">&gt;YES or NO</text:p>
      <text:p text:style-name="P1"/>
      <text:p text:style-name="P1">Yes:</text:p>
      <text:p text:style-name="P1">“hahaha you’re a funny guy. However on the more serious note, something has happened down in the catacombs. A grave has been opened, you don’t happen to be the man who opened it, do you?” </text:p>
      <text:p text:style-name="P1"/>
      <text:p text:style-name="P1">No:</text:p>
      <text:p text:style-name="P1">“Oh, that is sad. It should be a very profitable business! I have heard that there should be a tomb in the catacombs where a lord is buried, he should have some treasure buried with him. If I was younger I think I would open that grave just to take a look”</text:p>
      <text:p text:style-name="P1"/>
      <text:p text:style-name="P2">“Anyways I am just here to take a look at an old tomb that has been opened as recently as tonight!</text:p>
      <text:p text:style-name="P2">It must have been those pesky goblins again! You would think that they would stop their evildoing after their lord died, but I guess not.” says the old man.</text:p>
      <text:p text:style-name="P2"/>
      <text:p text:style-name="P2">The old man walks toward the catacombs. What do you do?<text:line-break/>&gt;Follow him</text:p>
      <text:p text:style-name="P4">&gt;Look around</text:p>
      <text:p text:style-name="P4">&gt;Go back to the Crossroad<text:span text:style-name="T2"><text:line-break/></text:span></text:p>
      <text:p text:style-name="P7">Look around:</text:p>
      <text:p text:style-name="P7">You see a road that leads out of the graveyard and into a nearby village.</text:p>
      <text:p text:style-name="P7"/>
      <text:p text:style-name="P7">Go back:</text:p>
      <text:p text:style-name="P7">You return to the Crossroad.</text:p>
      <text:p text:style-name="P3"/>
      <text:p text:style-name="P2">Follow him:</text:p>
      <text:p text:style-name="P2">The old man leads you to the catacombs, inside it you see the grave where you woke up.</text:p>
      <text:p text:style-name="P2">“<text:span text:style-name="T1">There could be a treasure in here somewhere… by the way who are you? I can’t see your face underneath that helmet of yours”<text:line-break/></text:span></text:p>
      <text:p text:style-name="P6">What do you do?</text:p>
      <text:p text:style-name="P6">&gt;Remove helmet</text:p>
      <text:p text:style-name="P8">&gt;ignore his question and search the room</text:p>
      <text:p text:style-name="P5"/>
      <text:p text:style-name="P8">Remove helmet:</text:p>
      <text:p text:style-name="P8">You remove your helmet, revealing your skull. </text:p>
      <text:p text:style-name="P8">The old man screams in terror and runs out of the catacombs. </text:p>
      <text:p text:style-name="P8">You are now free to search the tomb without the old man.</text:p>
      <text:p text:style-name="P8"/>
      <text:p text:style-name="P8">Ignore and search:</text:p>
      <text:p text:style-name="P8">You find a chest hidden behind the coffin, there is a mysterious lock on it. </text:p>
      <text:p text:style-name="P8">[IP Game to unlock chest, if succeeded at 1<text:span text:style-name="T3">st</text:span> try you obtain a potion and a key, if you don’t succeed at the 1<text:span text:style-name="T3">st</text:span> try you only obtain a key]</text:p>
      <text:p text:style-name="P8"/>
      <text:p text:style-name="P8"/>
      <text:p text:style-name="P10"><text:soft-page-break/>You leave the catacombs and as you are outside on the graveyard <text:s/>you spot a road that leads to a nearby village, do you follow it or do you want to return to the crossroad? </text:p>
      <text:p text:style-name="P10"><text:line-break/>&gt;Follow the road to the village</text:p>
      <text:p text:style-name="P10">&gt;Return to the crossro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19-10-21T17:45:57.260000000</dc:date>
    <meta:editing-duration>PT5M45S</meta:editing-duration>
    <meta:editing-cycles>3</meta:editing-cycles>
    <meta:document-statistic meta:table-count="0" meta:image-count="0" meta:object-count="0" meta:page-count="2" meta:paragraph-count="32" meta:word-count="403" meta:character-count="2043" meta:non-whitespace-character-count="1663"/>
  </office:meta>
</office:document-meta>
</file>